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 style:list-style-name="WWNum19">
      <style:text-properties fo:font-size="18pt" officeooo:paragraph-rsid="000f93c0" style:font-size-asian="18pt" style:font-size-complex="18pt"/>
    </style:style>
    <style:style style:name="P2" style:family="paragraph" style:parent-style-name="Standard">
      <style:paragraph-properties fo:margin-left="0.699cm" fo:margin-right="0cm" fo:margin-top="0cm" fo:margin-bottom="0.423cm" loext:contextual-spacing="false" fo:line-height="150%" fo:text-indent="-0.699cm" style:auto-text-indent="false"/>
      <style:text-properties style:font-name="Calibri" officeooo:paragraph-rsid="000f93c0" style:font-name-asian="Times New Roman" style:language-asian="pt" style:country-asian="BR" style:font-name-complex="Times New Roman"/>
    </style:style>
    <style:style style:name="P3" style:family="paragraph" style:parent-style-name="Standard">
      <style:paragraph-properties fo:margin-left="0.699cm" fo:margin-right="0cm" fo:margin-top="0cm" fo:margin-bottom="0.423cm" loext:contextual-spacing="false" fo:line-height="150%" fo:text-indent="-0.699cm" style:auto-text-indent="false"/>
      <style:text-properties officeooo:paragraph-rsid="000f93c0"/>
    </style:style>
    <style:style style:name="P4" style:family="paragraph" style:parent-style-name="Standard">
      <style:paragraph-properties fo:margin-left="0.699cm" fo:margin-right="0cm" fo:margin-top="0cm" fo:margin-bottom="0cm" loext:contextual-spacing="false" fo:line-height="100%" fo:text-indent="-0.699cm" style:auto-text-indent="false"/>
      <style:text-properties style:font-name="Calibri" officeooo:paragraph-rsid="000f93c0" style:font-name-asian="Times New Roman" style:language-asian="pt" style:country-asian="BR" style:font-name-complex="Times New Roman"/>
    </style:style>
    <style:style style:name="P5" style:family="paragraph" style:parent-style-name="Standard">
      <style:paragraph-properties fo:margin-left="0.635cm" fo:margin-right="0cm" fo:margin-top="0cm" fo:margin-bottom="0.423cm" loext:contextual-spacing="false" fo:line-height="150%" fo:text-indent="-0.635cm" style:auto-text-indent="false"/>
      <style:text-properties style:font-name="Arial" fo:font-size="10pt" officeooo:paragraph-rsid="000f93c0" style:font-name-asian="Times New Roman" style:font-size-asian="10pt" style:language-asian="pt" style:country-asian="BR" style:font-name-complex="Arial1" style:font-size-complex="10pt"/>
    </style:style>
    <style:style style:name="T1" style:family="text">
      <style:text-properties style:font-name="Calibri" style:font-name-asian="Times New Roman" style:language-asian="pt" style:country-asian="BR" style:font-name-complex="Times New Roman"/>
    </style:style>
    <style:style style:name="T2" style:family="text">
      <style:text-properties style:font-name="Calibri" style:font-name-asian="Times New Roman" style:language-asian="pt" style:country-asian="BR" style:font-name-complex="Times New Roman" style:font-style-complex="italic"/>
    </style:style>
    <style:style style:name="T3" style:family="text">
      <style:text-properties style:font-name="Calibri" style:font-name-asian="Times New Roman" style:language-asian="pt" style:country-asian="BR" style:font-name-complex="Times New Roman" style:font-weight-complex="bold"/>
    </style:style>
    <style:style style:name="T4" style:family="text">
      <style:text-properties style:font-name-asian="Times New Roman" style:language-asian="pt" style:country-asian="BR" style:font-name-complex="Times New Roman"/>
    </style:style>
    <style:style style:name="T5" style:family="text">
      <style:text-properties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1992607246209800" text:style-name="WWNum19">
        <text:list-item>
          <text:h text:style-name="P1" text:outline-level="1"><text:bookmark-start text:name="_Toc463425287"/>REFERÊNCIAS BIBLIOGRÁFICAS<text:bookmark-end text:name="_Toc463425287"/></text:h>
        </text:list-item>
      </text:list>
      <text:p text:style-name="P4"/>
      <text:p text:style-name="P3"><text:span text:style-name="T1">Abreu, S.P.M. (2013). </text:span><text:span text:style-name="T2">Sistema aquapônico</text:span><text:span text:style-name="T1">. Dossiê técnico Serviço brasileiro de respostas técnicas. Centro de Apoio ao Desenvolvimento Tecnológico. CDT/UnB, Brasília</text:span></text:p>
      <text:p text:style-name="P2">Alam, M.A.; Moniruzzaman, S.M.; Akter, S.; Sarker, B.S.; Minar, M.H.(2014). Omega-3 and 6 Fatty Acid Imbalance Found in Tilapia Feed in Various Tilapia Farms of Southeastern Region of Bangladesh. World Journal of Zoology, 9: 227-234.</text:p>
      <text:p text:style-name="P2">Attayde, J.L.; Okun, N.; Brasil, J.; Menezes, R. &amp; Mesquita, P. (2007). Impactos da introdução da tilápia do Nilo, Oreochromis niloticus, sobre a estrutura trófica dos ecossistemas aquáticos do Bioma Caatinga. Oecol. Bras., 11: 450-461, </text:p>
      <text:p text:style-name="P2">Barange, M.; Merino, G.; Blanchard, J. L.; Scholtens, J.; Harle, J.; Allison, E. H.; Allen, J. I.; Holt, J.; Jennings, S. (2014). Impacts of climate change on marine ecosystem production in societies dependent on fisheries. Nature, 4: 211-216.</text:p>
      <text:p text:style-name="P2">Bardach, J.E. (1997). Sustainable Aquaculture. New York: John Wiley &amp; Sons, Inc. 251p.</text:p>
      <text:p text:style-name="P2">Bohl, M. (1977). Some initial aquaculture experiments in recirculating water systems. Aquaculture 11: 323–328.</text:p>
      <text:p text:style-name="P2">Boutwell, J. (2007). Aztecs’ aquaponics revamped. Napa Valley Register. &lt;http://napavalleyregister.com/lifestyles/home-and-garden/columnists/master-gardener/aztecs-aquaponics-revamped/article_b67bd13c-fd17-562f-a3a1-3862010ce144.html&gt;. Acesso em 12 de setembro de 2016.</text:p>
      <text:p text:style-name="P2">Braz Filho, M.S. P. (2014). Aquaponia: Alternativa para sustentabilidade na aquicultura. XXIV Congresso Brasileiro de Zootecnia. UFES, Vitória.</text:p>
      <text:p text:style-name="P2">Brown, K.H. &amp; Carter, A. (2002) Urban Agriculture and Community Food Security in the United States: Farming from the City Center to the Urban <text:soft-page-break/>Fringe. Urban Agriculture Committee of the Community Food Security Coalition (CFSC), Portland.</text:p>
      <text:p text:style-name="P3"><text:span text:style-name="T1">Carneiro, P.C.F.; Maria, A.N.; Nunes, M.U.C. &amp; Yudi Fujimoto, R. (2015). Aquaponia: produção sustentável de peixes e vegetais. In Marcos Tavares‐Dias &amp; Wagner dos Santos Mariano [orgs.] </text:span><text:span text:style-name="T2">Aquicultura no Brasil: novas perspectivas</text:span><text:span text:style-name="T1">. [Vol. 2]. Pedro &amp; João Editores, São Carlos.</text:span></text:p>
      <text:p text:style-name="P2">Carneiro, P.C.F.; Morais, C.A.R.S.; Nunes, M.U.C.; Rodrigo, A.N.; Yudi Fujimoto, M. (2015). Documentos 189 Produção Integrada de Peixes e Vegetais em Aquaponia Embrapa Tabuleiros Costeiros, Aracaju.</text:p>
      <text:p text:style-name="P2">Collins M.T., Gratzek, J.B.; Shotts Jr, E.B., Dawe, D.L.; Campbell, L.M.; Senn, D.R. (1975) Nitrification in an Aquatic Recirculating System. Journal of the Fisheries Research Board of Canada 32: 2025–2031. </text:p>
      <text:p text:style-name="P3"><text:span text:style-name="T1">Cortez, G. E. P.; Araújo, J. A. C.; Bellingieri, P. A,; Dalri, A. B. (2009). Qualidade química da água residual da criação de peixes para cultivo de alface em hidroponia. </text:span><text:span text:style-name="T2">Revista Brasileira de Engenharia Agrícola e Ambiental</text:span><text:span text:style-name="T1">, 13: 494-498.</text:span></text:p>
      <text:p text:style-name="P3"><text:span text:style-name="T1">Crivelenti, L. Z. ; Borin, S.; Silva, N.R. (2009). Piscicultura superintensiva associada à hidroponia em sistema de recirculação de água. </text:span><text:span text:style-name="T2">Archives of Veterinary Science</text:span><text:span text:style-name="T1">, 14: 109-116.</text:span></text:p>
      <text:p text:style-name="P2">Diana, J.S.; Dettweiler, D.J. &amp; Kwein Lin, C. (1991). Effect <text:s/>of <text:s/>Nile <text:s/>Tilapia (Oreochromis <text:s/>niloticus) <text:s/>on <text:s/>the ecosystem of aquaculture ponds, and its significance to the trophic cascade hypothesis. Canadian Journal of Fisheries and Aquatic Sciences, 48: 183-190.</text:p>
      <text:p text:style-name="P2">Diver, S. (2006). Aquaponics — integration of hydroponics with aquaculture. ATTRA - National Sustainable Agriculture Information Service (National Center for Appropriate Technology). &lt;http://cichlidfish.net/Ebooks/aquaponic.pdf&gt;. Acesso em 12 de setembro de 2016</text:p>
      <text:p text:style-name="P2">FAO (2014). Growing Greener Cities in Latin America and the Caribbean. FAO, Roma.</text:p>
      <text:p text:style-name="P2"><text:soft-page-break/>FAO. (2016). The State of World Fisheries and Aquaculture: Contributing to food security and nutrition for all. Fao, Roma.</text:p>
      <text:p text:style-name="P2">Fox B.K.; Howerton R.; Tamaru, C.S. (2010). Construction of automatic bell siphons for backyard aquaponic systems. University of Hawaii, Honolulu.</text:p>
      <text:p text:style-name="P2">Gaus, R. (2013). The Farming Technique That Could Revolutionize the Way We Eat. &lt;http://www.citylab.com/design/2013/03/farming-technique-will-revolutionize-way-we-eat/4880/&gt;. Acesso em 12 de setembro de 2016</text:p>
      <text:p text:style-name="P2">Genello, L.; Fry, J.P.; Frederick, J.A.; Li, X. (2015). Fish in the Classroom: A Survey of the Use of Aquaponics in Education. European Journal of Health &amp; Biology Education, 2015, 4: 9-20.</text:p>
      <text:p text:style-name="P2">Gericke, W.F. (1940.) The Complete Guide to Soilless Gardening. Prentice-Hall Inc., Nova York.</text:p>
      <text:p text:style-name="P2">Goodman E (2011) Aquaponics: community and economic development. Massachusetts Institute of Technology.</text:p>
      <text:p text:style-name="P2">Graber, A. &amp; Junge, R. (2009). Aquaponic Systems: Nutrient recycling from fish wastewater by vegetable production. Desalination, 246: 147–156</text:p>
      <text:p text:style-name="P2">Guerra, C.A.M.; Maia Filho, M.A.; Cavalcanti, J.R.R.M.; Souza, E.S. &amp; Oliveira, S.M. Cultivo da Tilápia. Folhetos Explicativos do Instituto Agronômico de Pernambuco. &lt;http://www.ipa.br/resp45.php&gt;. Acesso em 12 de setembro de 2016.</text:p>
      <text:p text:style-name="P2">Harris, W.S.; Mozaffarian D.; Rimm, E.; Kris-Etherton, P.; Rudel, L.L.; Appel, L.J.; Engler, M.M.; Sacks, F. (2009). Omega-6 Fatty Acids and Risk for Cardiovascular Disease, A Science Advisory From the American Heart Association Nutrition Subcommittee of the Council on Nutrition, Physical Activity, and Metabolism. Circulation, 119: 902-907</text:p>
      <text:p text:style-name="P2">Hein, G. &amp; Brianese R.H. (2004). Modelo EMATER de Produção de Tilápia. &lt;http://www.emater.pr.gov.br/arquivos/File/Biblioteca_Virtual/Premio_Extensao_Rural/1_Premio_ER/ModeloEmaterProd_Tilapia.pdf&gt;. Acesso em 12 de setembro de 2016.</text:p>
      <text:p text:style-name="P3"><text:soft-page-break/><text:span text:style-name="T4">Hundley, G.M.C.; Navarro, R.D.; Figueiredo, C.M.G.; </text:span><text:span text:style-name="T5">Navarro, F.K.S.P.; Pereira, M.M.P.; Ribeiro Filho, O.P.; Seixas Filho, J.P</text:span><text:span text:style-name="T4"> (2013). Aproveitamento do efluente da produção de tilápia do Nilo para o crescimento de manjerona (Origanum majorana) e manjericão (Origanum basilicum) em sistemas de Aquaponia. Revista Brasileira de Agropecuária Sustentável, 3(1): 51-55.</text:span></text:p>
      <text:p text:style-name="P3"><text:span text:style-name="T1">Hundley, G.M.C.; Navarro, R.D. (2013) Aquaponia: a integração entre piscicultura e a hidroponia. </text:span><text:span text:style-name="T2">Revista Brasileira de Agropecuária Sustentável</text:span><text:span text:style-name="T1">, 3(2): 52‐61.</text:span></text:p>
      <text:p text:style-name="P2">IFPRI - <text:s/>International Food Policy Research Institute. 2016. Global Nutrition Report 2016: From Promise to Impact: Ending Malnutrition by 2030. Washington, DC. &lt;http://dx.doi.org/10.2499/9780896295841&gt;. Acesso em 12 de setembro de 2016.</text:p>
      <text:p text:style-name="P2">Jones, S. (2002). Evolution of aquaponics. Aquaponics Journal, 6: 14</text:p>
      <text:p text:style-name="P2">Jordan, R.A.; Cavichiolo, F.; Santos, L.G.R.C.; Silveira Junior. V.; Neves Filho, L.C.; Giordano, E.B.; Oliveira, R.; Figueiredo, M.; Santos, K.; Santos, H.; Miranda, C. (2013). Aquicultura em sistema fechado e controlado  ‐  integração biodigestor/aquaponia  ‐  produção sustentável de peixes, hortaliças e bioenergia. XIII CONBRAVA. São Paulo.</text:p>
      <text:p text:style-name="P2">Lewis WM, Yopp JH, Schramm JHL (1978) Use of hydroponics to maintain quality of recirculated water in a fish culture system. Transactions of the American Fisheries Society 107: 92–99. doi: 10.1577/1548-8659(1978)107&lt;92:uohtmq&gt;2.0.co;2</text:p>
      <text:p text:style-name="P2">Lima, E.C.; Souza, R.L.; Wambach, X.F.; Silva, U.L.; Correia, E.S. (2015). Cultivo da tilápia do Nilo Oreochromis niloticus em sistema de bioflocos com diferentes densidades de estocagem. Rev. Bras. Saúde Prod. Anim., Salvador, 16: 948-957.</text:p>
      <text:p text:style-name="P2">Love, D.C.; Fry, J.P.; Genello, J.; Hill, E.S.; Frederick, J.A.; Li, X.; Semmens, K. (2014). An international survey of aquaponics practitioners. PLOS ONE, 9: e102662</text:p>
      <text:p text:style-name="P2">Lovo, I.C. 2011. Agricultura urbana: Um elo entre o ambiente e a cidadania. Florianópolis, Brazil, Universidade Federal de Santa Catarina</text:p>
      <text:p text:style-name="P2"><text:soft-page-break/>Lowe-McConnell, R.H. (2000). The roles of tilapias in ecosystems. In: M.C.M. Beveridge and B.J. McAndrew. Tilapias: Biology and <text:s/>Exploitation, Kluwer Academic Publishers, Dordrecht.</text:p>
      <text:p text:style-name="P2">Marsh, R. (1998). Building on traditional gardening to improve household food security. <text:s/>R. Food, Nutrition And Agriculture, 22: 4-14.</text:p>
      <text:p text:style-name="P2">Menescal, R.A. (2002). Efeitos <text:s/>da <text:s/>introdução <text:s/>da <text:s/>tilápia do Nilo, Oreochromis niloticus, (Linnaeus, 1758) sobre o desembarque pesqueiro no açude Marechal Dutra, Acari, RN. Dissertação de Mestrado. Universidade Federal do Rio Grande do Norte, Rio Grande do Norte, Brasil.</text:p>
      <text:p text:style-name="P2">Metcalf S, Widener M (2011) Growing Buffalo’s capacity for local food: A systems framework for sustainable agriculture. Applied Geography 31: 1242–1251. doi: 10.1016/j.apgeog.2011.01.008</text:p>
      <text:p text:style-name="P2">Midlen, A. and Redding, T. (1998). Environmental Management for Aquaculture. Kluwer Academic Publisher, Amsterdam.</text:p>
      <text:p text:style-name="P2">Molnár, T.; Biró, J.;Hancz, C.; Romvári, R.; Varga, D.; Horn, P.; Szabó, A. (2012). Fatty acid profile of fillet, liver and mesenteric fat in tilapia (Oreochromis niloticus) fed vegetable oil supplementation in the finishing period of fattening. Archiv Tierzucht 55:194-205.</text:p>
      <text:p text:style-name="P2">Monteiro, M.L.G. (2013). Aproveitamento de resíduos de tilápia (Oreochromis niloticus)para elaboração de novos produtos com valor agregado. Tese de Doutorado em Higiene Veterinária e Processamento Tecnológico de Produtos de Origem Animal da Universidade Federal Fluminense.</text:p>
      <text:p text:style-name="P2">Naegel LCA (1977) Combined production of fish and plants in recirculating water. Aquaculture 10: 17–24. doi: 10.1016/0044-8486(77)90029-1</text:p>
      <text:p text:style-name="P2">Nelson, R.L. (2007). Ten great examples of aquaponics in education. Aquaponics Journal, 46: 18-21.</text:p>
      <text:p text:style-name="P2">Ozbay, G.; Blank, G. &amp; Thunjai, T. (2014). <text:s/>Impacts of Aquaculture on Habitats and Best Management Practices (BMPs). In Sustainable Aquaculture Techniques<text:line-break/><text:soft-page-break/>Edited by Martha Patricia Hernandez-Vergara and Carlos Ivan Perez-Rostro. Intech, Rijeka.</text:p>
      <text:p text:style-name="P2">Perini, J.A.L.; Stevanato, F.B.; Sargi, S.C.; Visentainer, J.E.L.; Dalalio, M.M.O.; Matshushita, M.; Souza, N.E.; Visentainer, J.V. (2010). Ácidos graxos poli-insaturados n-3 e n-6: metabolismo em mamíferos e resposta imune. Revista de Nutrição, 23: 1075-1086.</text:p>
      <text:p text:style-name="P2">Pimentel, D., Berger, D., Filberto, D., &amp; Newton, M. (2004). Water Resources: Agricultural and Environmental Issues. Bioscience , 54: 909-918.</text:p>
      <text:p text:style-name="P2">Popma TJ, Lovshin LL (1995) Worldwide Prospects for Commercial Production of Tilapia Auburn, AL: Auburn University.</text:p>
      <text:p text:style-name="P2">Rakocy JE (2012) Aquaponics-Integrating Fish and Plant Culture. Oxford, UK: Wiley-Blackwell. 344–386.</text:p>
      <text:p text:style-name="P2">Rakocy JE, Masser MP, Losordo TM (2006) Recirculating aquaculture tank production systems: aquaponics–integrating fish and plant culture. SRAC Publication 454</text:p>
      <text:p text:style-name="P3"><text:span text:style-name="T1">Rakocy, J.E. (2012). Aquaponics – integrating fish and plant culture. In</text:span><text:span text:style-name="T3"> </text:span><text:span text:style-name="T1">J.H. Tidwell (Ed.), Aquaculture Production Systems. Wiley-Blackwell, Oxford.</text:span></text:p>
      <text:p text:style-name="P2">Rakocy. J.E.; Masser, M.P.&amp; Losordo, T.M. (2006). Recirculating Aquaculture Tank Production Systems: Aquaponics:Integrating Fish and Plant Culture. Soutthern Regional Aquaculture Center (SRAC), <text:s/>Publication No. 454.</text:p>
      <text:p text:style-name="P2">Rosegrant, M.W., Cai, X. &amp; Cline, S.A. (2002). Global Water Outlook to 2025, Averting na Impending Crisis. International Water Management Institute. Colombo, Sri Lanka.</text:p>
      <text:p text:style-name="P5">Savidov, N. (2005). Evaluation of aquaponics technology in Alberta, Canada. Aquaponics Journal, 2: 1–6.</text:p>
      <text:p text:style-name="P2">Schwarz, M. (1995). Soilless Culture Management. Advanced Series in Agricultural Sciences 24. Springer-Verlag, Berlim.</text:p>
      <text:p text:style-name="P2">Shultz RC, Saviday NA (2014) Evolution of Aquaponics in Alberta, Canada; Seattle, WA.</text:p>
      <text:p text:style-name="P2"><text:soft-page-break/>Silva, M.S.G.M.E.; Losekann, M.E.; Hisano, H. (2013). Aquicultura: manejo e aproveitamento de efluentes. Jaguariúna: Embrapa Meio Ambiente, (Documentos, 95).</text:p>
      <text:p text:style-name="P2">Simpson, T. (2015). Tilapia: To Eat or Not To Eat?. http://www.yourdoctorsorders.com/2015/04/the-tilapia-truth/. Acesso em 12 de setembro de 2016.</text:p>
      <text:p text:style-name="P2">Sneed K, Allen K, Ellis J (1975) Fish farming and hydroponics. Aquaculture and the Fish Farmer 2: 18–20.</text:p>
      <text:p text:style-name="P2">Somerville, C.; Cohen, M.; Pantanella, E.; Stankus, A.; Lovatelli, A. (2014). Small-scale aquaponic food production: integrated fish and plant farming. FAO Fisheries and Aquaculture Technical Paper 589. FAO, Roma.</text:p>
      <text:p text:style-name="P2">Starling, F.; Lazzaro, X.; Cavalcanti, C. &amp; Moreira, R. (2002). Contribution of omnivorous tilapia to eutrophication of a shallow tropical reservoir: evidence from a fish kill. Freshwater Biology, 47: 2443-2452.</text:p>
      <text:p text:style-name="P2">Sutton RJ, Lewis WM (1982) Further observations on a fish production system that incorporates hydroponically grown plants. The Progressive Fish-Culturist 44: 55–59. doi: 10.1577/1548-8659(1982)44[55:fooafp]2.0.co;2</text:p>
      <text:p text:style-name="P2">Timmons, M.B. &amp; Ebeling, J.M. (2002). Recirculating Aquaculture. Cayuga Aqua Ventures, Ithaca.</text:p>
      <text:p text:style-name="P2">Tyson, R.V.; Treadwell, D.D.; Simonne, E.H. (2011). Opportunities and challenges to sustainability in aquaponic systems. Horttechnology, 21: <text:s/>6–13.</text:p>
      <text:p text:style-name="P2">United Nations, Department of Economic and Social Affairs, Population Division (2010). World Urbanization Prospects: The 2009 Revision, Highlights (ST/ESA/SER.A/352)</text:p>
      <text:p text:style-name="P2">United Nations, Department of Economic and Social Affairs, Population Division (2014). World Urbanization Prospects: The 2014 Revision, Highlights (ST/ESA/SER.A/352)</text:p>
      <text:p text:style-name="P2">van Veenhuizen, R. (2006). Cities Farming for the Future, Urban Agriculture for Green and Productive Cities. RUAF Foundation, Ottawa.</text:p>
      <text:p text:style-name="P2"><text:soft-page-break/>Wahyuningsih, S.; Effendi, H.; Wardiatno, Y. (2015). Nitrogen removal of aquaculture wastewater in aquaponic recirculation system. AACL Bioflux, 8: 491-499.</text:p>
      <text:p text:style-name="P2">Wardlow G, Johnson D, Mueller C, Hilgenberg C (2002) Enhancing student interest in the agricultural sciences through aquaponics. J Nat Resour Life Sci Educ 31: 55–58.</text:p>
      <text:p text:style-name="P2">Weaver, K.L.; Ivester, P.; Chilton; J.A.; Wilson, M.D.; Pandey; P.; Chilton, F.H., Phd. (2008). The Content of Favorable and Unfavorable Polyunsaturated Fatty Acids Found in Commonly Eaten Fish. J Am Diet Assoc. 108:1178-1185.</text:p>
      <text:p text:style-name="P2">Welcomme, R.L. (1988). International introductions of inland aquatic species. FAO Fisheries Technical Paper 294, FAO, Roma.</text:p>
      <text:p text:style-name="P2">Zazada, I. (2011). Multifunctional peri-urban agriculture—A review of societal demands and the provision of goods and services by farming. Land Use Policy (28): 639–6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libri" fo:font-family="Calibri" style:font-family-generic="roman" style:font-pitch="variable" fo:font-size="14pt" fo:language="pt" fo:country="BR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1:57:53.844732866</meta:creation-date>
    <dc:date>2017-08-16T21:58:31.773941425</dc:date>
    <meta:editing-duration>PT38S</meta:editing-duration>
    <meta:editing-cycles>1</meta:editing-cycles>
    <meta:document-statistic meta:table-count="0" meta:image-count="0" meta:object-count="0" meta:page-count="8" meta:paragraph-count="74" meta:word-count="1794" meta:character-count="13325" meta:non-whitespace-character-count="11597"/>
    <meta:generator>LibreOffice/5.1.6.2$Linux_X86_64 LibreOffice_project/10m0$Build-2</meta:generator>
  </office:meta>
</office:document-meta>
</file>